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4A000001C7781BD856BE22E42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5.901cm" fo:margin-left="0.12cm" table:align="left" style:writing-mode="lr-tb"/>
    </style:style>
    <style:style style:name="Tabulka1.A" style:family="table-column">
      <style:table-column-properties style:column-width="4.207cm"/>
    </style:style>
    <style:style style:name="Tabulka1.B" style:family="table-column">
      <style:table-column-properties style:column-width="11.695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Text_20_body">
      <style:paragraph-properties fo:text-align="start" style:justify-single-word="false"/>
      <style:text-properties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9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0" style:family="paragraph" style:parent-style-name="Table_20_Contents">
      <style:text-properties fo:background-color="transparent"/>
    </style:style>
    <style:style style:name="P11" style:family="paragraph" style:parent-style-name="Table_20_Contents">
      <style:text-properties officeooo:rsid="001d9b1c" officeooo:paragraph-rsid="001d9b1c" fo:background-color="transparent"/>
    </style:style>
    <style:style style:name="P12" style:family="paragraph" style:parent-style-name="Table_20_Contents">
      <style:text-properties officeooo:rsid="001a5680" officeooo:paragraph-rsid="00273a9f" fo:background-color="transparent"/>
    </style:style>
    <style:style style:name="P13" style:family="paragraph" style:parent-style-name="Table_20_Contents">
      <style:text-properties officeooo:paragraph-rsid="002b4830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5" style:family="paragraph" style:parent-style-name="Table_20_Contents">
      <style:paragraph-properties fo:text-align="start" style:justify-single-word="false"/>
      <style:text-properties officeooo:paragraph-rsid="002aeff2"/>
    </style:style>
    <style:style style:name="P16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17" style:family="paragraph" style:parent-style-name="Table_20_Contents">
      <style:text-properties officeooo:rsid="0041ddd4" officeooo:paragraph-rsid="0041ddd4"/>
    </style:style>
    <style:style style:name="P18" style:family="paragraph" style:parent-style-name="Table_20_Contents">
      <style:text-properties officeooo:paragraph-rsid="00479273"/>
    </style:style>
    <style:style style:name="P19" style:family="paragraph" style:parent-style-name="Table_20_Contents">
      <style:text-properties officeooo:paragraph-rsid="001a5680"/>
    </style:style>
    <style:style style:name="P20" style:family="paragraph" style:parent-style-name="Table_20_Contents">
      <style:text-properties officeooo:rsid="004de7c2" officeooo:paragraph-rsid="004de7c2"/>
    </style:style>
    <style:style style:name="P21" style:family="paragraph" style:parent-style-name="Heading" style:master-page-name="Standard">
      <style:paragraph-properties fo:margin-top="0cm" fo:margin-bottom="1cm" loext:contextual-spacing="false" fo:text-align="center" style:justify-single-word="false" style:page-number="auto"/>
      <style:text-properties fo:background-color="transparent"/>
    </style:style>
    <style:style style:name="P2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2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4ff619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25" style:family="paragraph" style:parent-style-name="Table_20_Contents" style:list-style-name="L1">
      <style:text-properties fo:font-size="10pt" officeooo:rsid="004de7c2" officeooo:paragraph-rsid="004de7c2" style:font-size-asian="10pt" style:font-size-complex="10pt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5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6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7" style:family="text">
      <style:text-properties style:font-name="Liberation Sans" fo:font-size="10pt" style:font-size-asian="10pt" style:font-name-complex="Liberation Sans" style:font-size-complex="10pt"/>
    </style:style>
    <style:style style:name="T8" style:family="text">
      <style:text-properties fo:font-size="11pt" style:font-size-asian="11pt" style:font-name-complex="Arial" style:font-size-complex="1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fo:font-weight="bold" officeooo:rsid="001a5680" fo:background-color="transparent" loext:char-shading-value="0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d9b1c" fo:background-color="transparent" loext:char-shading-value="0"/>
    </style:style>
    <style:style style:name="T15" style:family="text">
      <style:text-properties officeooo:rsid="00455425" fo:background-color="transparent" loext:char-shading-value="0"/>
    </style:style>
    <style:style style:name="T16" style:family="text">
      <style:text-properties officeooo:rsid="004c8b7c" fo:background-color="transparent" loext:char-shading-value="0"/>
    </style:style>
    <style:style style:name="T17" style:family="text">
      <style:text-properties officeooo:rsid="004f6a21" fo:background-color="transparent" loext:char-shading-value="0"/>
    </style:style>
    <style:style style:name="T18" style:family="text">
      <style:text-properties officeooo:rsid="001a5680"/>
    </style:style>
    <style:style style:name="T19" style:family="text">
      <style:text-properties officeooo:rsid="001d9b1c"/>
    </style:style>
    <style:style style:name="T20" style:family="text">
      <style:text-properties officeooo:rsid="0026e5cd"/>
    </style:style>
    <style:style style:name="T21" style:family="text">
      <style:text-properties officeooo:rsid="002818bb"/>
    </style:style>
    <style:style style:name="T22" style:family="text">
      <style:text-properties officeooo:rsid="0043daa3"/>
    </style:style>
    <style:style style:name="T23" style:family="text">
      <style:text-properties officeooo:rsid="004de7c2"/>
    </style:style>
    <style:style style:name="T24" style:family="text">
      <style:text-properties officeooo:rsid="004f6a21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Zadávací list </text:p>
      <text:p text:style-name="P4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9">Zadavatel</text:span><text:span text:style-name="T12">:</text:span></text:p>
          </table:table-cell>
          <table:table-cell table:style-name="Tabulka1.A1" office:value-type="string">
            <text:p text:style-name="P14"><text:span text:style-name="T9">Česká pirátská strana, </text:span>organizační složka: <text:span text:style-name="T23">Finanční odbor</text:span></text:p>
            <text:p text:style-name="P14">z<text:span text:style-name="T18">a</text:span>st<text:span text:style-name="T18">o</text:span>up<text:span text:style-name="T18">ena</text:span>: <text:span text:style-name="T23">Jaromír Beránek, vedoucí</text:span></text:p>
            <text:p text:style-name="P15"/>
          </table:table-cell>
        </table:table-row>
        <table:table-row table:style-name="Tabulka1.1">
          <table:table-cell table:style-name="Tabulka1.A1" office:value-type="string">
            <text:p text:style-name="P10"><text:span text:style-name="T9">Dodavatel</text:span><text:span text:style-name="T12">:</text:span></text:p>
          </table:table-cell>
          <table:table-cell table:style-name="Tabulka1.A1" office:value-type="string">
            <text:p text:style-name="P19"><text:span text:style-name="T18">Jméno</text:span>: Hana Ančicová<text:span text:style-name="T4"> </text:span></text:p>
            <text:p text:style-name="P16"><text:span text:style-name="T22">IČO</text:span>: <text:span text:style-name="T23">05461294</text:span> <text:s text:c="3"/><text:span text:style-name="T22">místo podnikání: Hulín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0">Zadan</text:span><text:span text:style-name="T11">é</text:span><text:span text:style-name="T10"> úkol</text:span><text:span text:style-name="T11">y</text:span><text:span text:style-name="T13">:</text:span></text:p>
          </table:table-cell>
          <table:table-cell table:style-name="Tabulka1.A1" office:value-type="string">
            <text:p text:style-name="P20">Asistent finančního odboru</text:p>
            <text:list xml:id="list2338220592647728644" text:style-name="L1">
              <text:list-item>
                <text:p text:style-name="P25">zastupování vedoucího FO</text:p>
              </text:list-item>
              <text:list-item>
                <text:p text:style-name="P25">proplácení žádostí o proplacení dodavatelských faktur, odměn a členských nároků</text:p>
              </text:list-item>
              <text:list-item>
                <text:p text:style-name="P25">komunikace s dodavatelem účetních služeb</text:p>
              </text:list-item>
              <text:list-item>
                <text:p text:style-name="P25">spolupráce na tvorbě rozpočtů a na reportingu</text:p>
              </text:list-item>
              <text:list-item>
                <text:p text:style-name="P25">spolupráce na přípravě auditu a sestavení zprávy o hospodaření</text:p>
              </text:list-item>
              <text:list-item>
                <text:p text:style-name="P25">spolupráce na finančním řízení volebních kampaní</text:p>
              </text:list-item>
              <text:list-item>
                <text:p text:style-name="P25">občasná komunikace s ÚDHPSH</text:p>
              </text:list-item>
              <text:list-item>
                <text:p text:style-name="P25">poskytování rad a informací z oblasti hospodaření členské základně</text:p>
              </text:list-item>
              <text:list-item>
                <text:p text:style-name="P25">spolupráce s ostatními interními týmy Pirátů</text:p>
              </text:list-item>
              <text:list-item>
                <text:p text:style-name="P25">spolupráce s hospodářem poslaneckého klubu</text:p>
              </text:list-item>
              <text:list-item>
                <text:p text:style-name="P25">evidence dárců a poskytovatelů nefinančních plnění</text:p>
              </text:list-item>
              <text:list-item>
                <text:p text:style-name="P25">vytváření a rozesílání potvrzení o poskytnutí daru</text:p>
              </text:list-item>
              <text:list-item>
                <text:p text:style-name="P25">třídění a archivace papírových dokladů</text:p>
              </text:list-item>
              <text:list-item>
                <text:p text:style-name="P25">občasné vyřizování papírové pošty</text:p>
              </text:list-item>
              <text:list-item>
                <text:p text:style-name="P25">spolurozhodování o investování volných prostředků v bance</text:p>
              </text:list-item>
              <text:list-item>
                <text:p text:style-name="P25">spolupráce na tvorbě předpisů upravujících hospodaření u Pirátů</text:p>
              </text:list-item>
              <text:list-item>
                <text:p text:style-name="P25">spolupráce na vývoji nové uživatelské nadstavby pro zadávání žádostí, rozpočtování a reporting</text:p>
              </text:list-item>
            </text:list>
          </table:table-cell>
        </table:table-row>
        <table:table-row table:style-name="Tabulka1.1">
          <table:table-cell table:style-name="Tabulka1.A1" office:value-type="string">
            <text:p text:style-name="P9">Časov<text:span text:style-name="T22">ý </text:span>náročnost<text:span text:style-name="T12">:</text:span></text:p>
          </table:table-cell>
          <table:table-cell table:style-name="Tabulka1.A1" office:value-type="string">
            <text:p text:style-name="Table_20_Contents">Odhad: <text:span text:style-name="T24">100</text:span>h <text:span text:style-name="T24">měsíčně </text:span>(slovy: <text:span text:style-name="T24">sto</text:span>hodin)</text:p>
            <text:p text:style-name="P18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9">Smluvní typ</text:span>:</text:p>
          </table:table-cell>
          <table:table-cell table:style-name="Tabulka1.A1" office:value-type="string">
            <text:p text:style-name="P17">Příkazní smlouva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9">Místo plnění</text:span>:</text:p>
          </table:table-cell>
          <table:table-cell table:style-name="Tabulka1.A1" office:value-type="string">
            <text:p text:style-name="P11">Česká republika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9">Odměna</text:span>:</text:p>
          </table:table-cell>
          <table:table-cell table:style-name="Tabulka1.A1" office:value-type="string">
            <text:p text:style-name="P13">• <text:span text:style-name="T24">hodinová odměna 100,-Kč/h</text:span>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0"><text:span text:style-name="T9">Termín provedení</text:span>:</text:p>
          </table:table-cell>
          <table:table-cell table:style-name="Tabulka1.A1" office:value-type="string">
            <text:p text:style-name="P12"><text:s/><text:span text:style-name="T20">Od 01-03-2018 na dobu neurčitou</text:span></text:p>
          </table:table-cell>
        </table:table-row>
      </table:table>
      <text:p text:style-name="P7"><text:span text:style-name="T13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3">https://www.pirati.cz/rules/ppu</text:span></text:span></text:a><text:span text:style-name="T13">&gt;, s nimiž se smluvní strany seznámily a za</text:span><text:soft-page-break/><text:span text:style-name="T13">vazují se je dodržovat. Na důkaz seznámení se s podmínkami a uzavření smlouvy připojují smluvní strany své podpisy:</text:span></text:p>
      <text:p text:style-name="P5">V <text:span text:style-name="T19">Praze</text:span> dne <text:span text:style-name="T21">01.03.2018</text:span></text:p>
      <text:p text:style-name="P6">Za zadavatele: <text:tab/><text:tab/><text:tab/>Za dodavatele: </text:p>
      <text:p text:style-name="P23"><text:span text:style-name="T17">Jaromír Beránek</text:span><text:span text:style-name="T15"> <text:s text:c="3"/><text:tab/></text:span><text:span text:style-name="T14"><text:tab/><text:tab/></text:span><text:span text:style-name="T16"> Hana Ančicová</text:span></text:p>
      <text:p text:style-name="P8"/>
      <text:p text:style-name="P6">….................<text:tab/><text:tab/><text:tab/>…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6" style:family="text">
      <style:text-properties style:font-name="Liberation Sans" fo:font-size="10pt" style:font-size-asian="10pt" style:font-name-complex="Liberation Sans" style:font-size-complex="10pt"/>
    </style:style>
    <style:style style:name="MT7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99cm" fo:margin-bottom="0.466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671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-1cm" svg:width="5.666cm" svg:height="2.346cm" draw:z-index="0"><draw:image xlink:href="Pictures/100002010000044A000001C7781BD856BE22E420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1"> • IČO 71339698</text:span></text:p>
        <text:p text:style-name="MP2"><text:span text:style-name="MT4">Transparentní účty: Volební: 2901172853/2010, Zvláštní: 2200623578/2010,</text:span><text:span text:style-name="MT5"> </text:span><text:span text:style-name="MT4">2100048174/2010</text:span></text:p>
        <text:p text:style-name="MP2"><text:span text:style-name="MT4"><text:page-number text:select-page="current">1</text:page-number></text:span><text:span text:style-name="MT4">/</text:span><text:span text:style-name="MT4"><text:page-count>2</text:page-count>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6"><text:line-break/></text:span><text:span text:style-name="MT7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09T14:46:53.970515042</dc:date>
    <meta:editing-cycles>136</meta:editing-cycles>
    <meta:editing-duration>P24DT14H38M2S</meta:editing-duration>
    <meta:generator>LibreOffice/5.1.6.2$Linux_X86_64 LibreOffice_project/10m0$Build-2</meta:generator>
    <meta:print-date>2018-03-06T10:54:52.416459358</meta:print-date>
    <meta:document-statistic meta:table-count="1" meta:image-count="1" meta:object-count="0" meta:page-count="2" meta:paragraph-count="49" meta:word-count="311" meta:character-count="2236" meta:non-whitespace-character-count="1971"/>
    <meta:user-defined meta:name="Informace 1"/>
    <meta:user-defined meta:name="Informace 2"/>
    <meta:user-defined meta:name="Informace 3"/>
    <meta:user-defined meta:name="Informace 4"/>
  </office:meta>
</office:document-meta>
</file>